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/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/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newline
 
G=E1 cdot G0 + G1 cdot E0 + G1 cdot G0 + G1 cdot L0 newline 
G=E1 cdot G0 + G1 cdot (E0 + G0 + L0) newline  
G=E1 cdot G0 + G1 cdot 1 newline   
G=E1 cdot G0 + G1 newline newline

L=E1 cdot L0 + L1 cdot E0 + L1 cdot G0 + L1 cdot L0 newline 
L=E1 cdot L0 + L1 cdot (E0 + G0 + L0) newline  
L=E1 cdot L0 + L1 cdot 1 newline   
L=E1 cdot L0 + L1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28:21.931485456</meta:creation-date>
    <dc:date>2024-03-06T18:22:48.196839929</dc:date>
    <meta:editing-duration>PT20M5S</meta:editing-duration>
    <meta:editing-cycles>5</meta:editing-cycles>
    <meta:generator>LibreOffice/7.6.4.1$Linux_X86_64 LibreOffice_project/60$Build-1</meta:generator>
  </office:meta>
</office:document-meta>
</file>